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Times New Roman" style:text-line-through-style="solid" style:text-line-through-width="auto" style:text-line-through-color="font-color" style:text-line-through-mode="continuous" style:text-line-through-type="single" fo:font-size="26pt" style:font-size-asian="26pt" fo:background-color="#00FF00"/>
    </style:style>
    <style:style style:name="T3" style:parent-style-name="DefaultParagraphFont" style:family="text">
      <style:text-properties style:font-name="Times New Roman" style:text-line-through-style="solid" style:text-line-through-width="auto" style:text-line-through-color="font-color" style:text-line-through-mode="continuous" style:text-line-through-type="single" fo:color="#FF0000" fo:font-size="26pt" style:font-size-asian="26pt"/>
    </style:style>
    <style:style style:name="T4" style:parent-style-name="DefaultParagraphFont" style:family="text">
      <style:text-properties style:font-name="Times New Roman" style:text-line-through-style="solid" style:text-line-through-width="auto" style:text-line-through-color="font-color" style:text-line-through-mode="continuous" style:text-line-through-type="single" fo:color="#FF0000" fo:font-size="26pt" style:font-size-asian="26pt" fo:background-color="#808080"/>
    </style:style>
    <style:style style:name="T5" style:parent-style-name="DefaultParagraphFont" style:family="text">
      <style:text-properties style:font-name="Times New Roman" style:text-line-through-style="solid" style:text-line-through-width="auto" style:text-line-through-color="font-color" style:text-line-through-mode="continuous" style:text-line-through-type="single" fo:font-size="26pt" style:font-size-asian="26pt" fo:background-color="#808080"/>
    </style:style>
    <style:style style:name="T6" style:parent-style-name="DefaultParagraphFont" style:family="text">
      <style:text-properties style:font-name="Times New Roman" style:text-line-through-style="solid" style:text-line-through-width="auto" style:text-line-through-color="font-color" style:text-line-through-mode="continuous" style:text-line-through-type="single" fo:font-size="26pt" style:font-size-asian="26pt"/>
    </style:style>
    <style:style style:name="T7" style:parent-style-name="DefaultParagraphFont" style:family="text">
      <style:text-properties fo:font-weight="bold" style:font-weight-asian="bold" fo:font-style="italic" style:font-style-asian="italic" fo:font-size="26pt" style:font-size-asian="26pt" fo:background-color="#FFFF00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font-weight="bold" style:font-weight-asian="bold" fo:font-style="italic" style:font-style-asian="italic" fo:font-size="26pt" style:font-size-asian="26pt" fo:background-color="#FFFF00" style:text-underline-type="single" style:text-underline-style="solid" style:text-underline-width="auto" style:text-underline-mode="continuous" style:text-underline-color="#F7CAAC"/>
    </style:style>
    <style:style style:name="T9" style:parent-style-name="DefaultParagraphFont" style:family="text">
      <style:text-properties fo:font-weight="bold" style:font-weight-asian="bold" fo:font-style="italic" style:font-style-asian="italic" fo:font-size="26pt" style:font-size-asian="26pt" fo:background-color="#FFFF00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fo:font-weight="bold" style:font-weight-asian="bold" fo:font-style="italic" style:font-style-asian="italic" fo:color="#FF0000" fo:font-size="26pt" style:font-size-asian="26pt" fo:background-color="#FFFF00"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style:font-name="Arial Black" fo:font-size="28pt" style:font-size-asian="28pt" fo:background-color="#00FFFF" style:text-underline-type="single" style:text-underline-style="dotted" style:text-underline-width="auto" style:text-underline-mode="continuous" style:text-underline-color="#FF0000"/>
    </style:style>
    <style:style style:name="T12" style:parent-style-name="DefaultParagraphFont" style:family="text">
      <style:text-properties style:font-name="Arial Black" fo:font-size="28pt" style:font-size-asian="28pt" style:text-underline-type="single" style:text-underline-style="dotted" style:text-underline-width="auto" style:text-underline-mode="continuous" style:text-underline-color="#FF0000"/>
    </style:style>
    <style:style style:name="T13" style:parent-style-name="DefaultParagraphFont" style:family="text">
      <style:text-properties style:font-name="Arial Black" fo:font-size="28pt" style:font-size-asian="28pt" fo:background-color="#00FF00" style:text-underline-type="single" style:text-underline-style="dotted" style:text-underline-width="auto" style:text-underline-mode="continuous" style:text-underline-color="#FF0000"/>
    </style:style>
    <style:style style:name="T14" style:parent-style-name="DefaultParagraphFont" style:family="text">
      <style:text-properties style:font-name="Arial Black" fo:font-size="28pt" style:font-size-asian="28pt" style:text-underline-type="single" style:text-underline-style="dotted" style:text-underline-width="auto" style:text-underline-mode="continuous" style:text-underline-color="#FF0000"/>
    </style:style>
    <style:style style:name="T15" style:parent-style-name="DefaultParagraphFont" style:family="text">
      <style:text-properties style:font-name="Arial Black" fo:font-size="28pt" style:font-size-asian="28pt" fo:background-color="#C0C0C0" style:text-underline-type="single" style:text-underline-style="dotted" style:text-underline-width="auto" style:text-underline-mode="continuous" style:text-underline-color="#FF0000"/>
    </style:style>
  </office:automatic-styles>
  <office:body>
    <office:text text:use-soft-page-breaks="true">
      <text:p text:style-name="P1"><text:span text:style-name="T2">Stri</text:span><text:span text:style-name="T3">ket</text:span><text:span text:style-name="T4">h</text:span><text:span text:style-name="T5">ro</text:span><text:span text:style-name="T6">ugh</text:span></text:p>
      <text:p text:style-name="Normal"><text:span text:style-name="T7">S</text:span><text:span text:style-name="T8">ol</text:span><text:span text:style-name="T9">id<text:s/></text:span><text:span text:style-name="T10">underline</text:span></text:p>
      <text:p text:style-name="Normal"><text:span text:style-name="T11">Dotted</text:span><text:span text:style-name="T12"><text:s/></text:span><text:span text:style-name="T13">un</text:span><text:span text:style-name="T14">der</text:span><text:span text:style-name="T15">li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</meta:initial-creator>
    <dc:creator>Lukasz</dc:creator>
    <meta:creation-date>2018-01-21T19:38:00Z</meta:creation-date>
    <dc:date>2018-01-21T19:59:00Z</dc:date>
    <meta:template xlink:href="Normal.dotm" xlink:type="simple"/>
    <meta:editing-cycles>4</meta:editing-cycles>
    <meta:editing-duration>PT420S</meta:editing-duration>
    <meta:document-statistic meta:page-count="1" meta:paragraph-count="1" meta:word-count="7" meta:character-count="46" meta:row-count="1" meta:non-whitespace-character-count="40"/>
  </office:meta>
</office:document-meta>
</file>